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8" table:number-columns-repeated="2"/>
          <table:table-cell table:style-name="ce48" office:value-type="string">
            <text:p>GPS</text:p>
          </table:table-cell>
          <table:table-cell table:style-name="ce50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4-24_21-04-37_000.jpg</text:p>
          </table:table-cell>
          <table:table-cell table:style-name="ce27" office:value-type="string">
            <text:p><text:s/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4-25_01-25-55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4-25_01-26-00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4-25_07-44-28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4-25_08-06-02_000.jpg</text:p>
          </table:table-cell>
          <table:table-cell table:style-name="ce27" office:value-type="string">
            <text:p><text:s/>:PHOTO 記録 / @自室 / 電池交換 / object=トイレ用：照明：ランタン型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 :PHOTO 記録 / @自室 / 電池交換 / object=トイレ用：照明：ランタン型 ">
            <text:p><text:s/>:PHOTO 記録 / @自室 / 電池交換 / object=トイレ用：照明：ランタン型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4-25_11-46-15_000.jpg</text:p>
          </table:table-cell>
          <table:table-cell table:style-name="ce36" office:value-type="string">
            <text:p>:m RES 1*2 / free# JVEMV6 68#_239:1 / 68. theoretical-physics(tp) / topics=量子力学,w=~,doc=r-7-A1~1.1.1#6-6;6-7,s=~,i=~,other=calc+:次元解析；ファラッド；引力方程式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RES 1*2 / free# JVEMV6 68#_239:1 / 68. theoretical-physics(tp) / topics=量子力学,w=~,doc=r-7-A1~1.1.1#6-6;6-7,s=~,i=~,other=calc+:次元解析；ファラッド；引力方程式">
            <text:p>:m RES 1*2 / free# JVEMV6 68#_239:1 / 68. theoretical-physics(tp) / topics=量子力学,w=~,doc=r-7-A1~1.1.1#6-6;6-7,s=~,i=~,other=calc+:次元解析；ファラッド；引力方程式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4-25_11-46-41_000.jpg</text:p>
          </table:table-cell>
          <table:table-cell table:style-name="ce36" office:value-type="string">
            <text:p>:m RES 2*2 / free# JVEMV6 68#_239:1 / 68. theoretical-physics(tp) / topics=量子力学,w=~,doc=r-7-A1~1.1.1#6-6;6-7;#7-2~d-1,s=~,i=~,other=calc+:次元解析:惑星の軌道半径、周期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RES 2*2 / free# JVEMV6 68#_239:1 / 68. theoretical-physics(tp) / topics=量子力学,w=~,doc=r-7-A1~1.1.1#6-6;6-7;#7-2~d-1,s=~,i=~,other=calc+:次元解析:惑星の軌道半径、周期">
            <text:p>:m RES 2*2 / free# JVEMV6 68#_239:1 / 68. theoretical-physics(tp) / topics=量子力学,w=~,doc=r-7-A1~1.1.1#6-6;6-7;#7-2~d-1,s=~,i=~,other=calc+:次元解析:惑星の軌道半径、周期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4-25_12-17-03_000.jpg</text:p>
          </table:table-cell>
          <table:table-cell table:style-name="ce27" office:value-type="string">
            <text:p><text:s/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4-25_17-06-28_000.jpg</text:p>
          </table:table-cell>
          <table:table-cell table:style-name="ce36" office:value-type="string">
            <text:p>:m RES 1*2 / free# JVEMV6 68#_239:2 / 68. theoretical-physics(tp) / topics=量子力学：ボーア半径,w=~,doc=r-7-A1~1.1.1#7-2.1,s=~,i=~,other=calc+:(M*m/(M+m))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RES 1*2 / free# JVEMV6 68#_239:2 / 68. theoretical-physics(tp) / topics=量子力学：ボーア半径,w=~,doc=r-7-A1~1.1.1#7-2.1,s=~,i=~,other=calc+:(M*m/(M+m))">
            <text:p>:m RES 1*2 / free# JVEMV6 68#_239:2 / 68. theoretical-physics(tp) / topics=量子力学：ボーア半径,w=~,doc=r-7-A1~1.1.1#7-2.1,s=~,i=~,other=calc+:(M*m/(M+m))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4-25_17-06-46_000.jpg</text:p>
          </table:table-cell>
          <table:table-cell table:style-name="ce36" office:value-type="string">
            <text:p>:m RES 2*2 / free# JVEMV6 68#_239:2 / 68. theoretical-physics(tp) / topics=量子力学：ボーア半径,w=~,doc=r-7-A1~1.1.1#7-4.4,s=~,i=~,other=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RES 2*2 / free# JVEMV6 68#_239:2 / 68. theoretical-physics(tp) / topics=量子力学：ボーア半径,w=~,doc=r-7-A1~1.1.1#7-4.4,s=~,i=~,other=">
            <text:p>:m RES 2*2 / free# JVEMV6 68#_239:2 / 68. theoretical-physics(tp) / topics=量子力学：ボーア半径,w=~,doc=r-7-A1~1.1.1#7-4.4,s=~,i=~,other=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4-25_19-56-17_000.jpg</text:p>
          </table:table-cell>
          <table:table-cell table:style-name="ce36" office:value-type="string">
            <text:p>:PHOTO 記録用 / @宮前平公園、擁壁の前 / 猫、クロ / location=餌遣り壁の前,occation=クロが壁の上にいる。歩道の方向を見ている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PHOTO 記録用 / @宮前平公園、擁壁の前 / 猫、クロ / location=餌遣り壁の前,occation=クロが壁の上にいる。歩道の方向を見ている">
            <text:p>:PHOTO 記録用 / @宮前平公園、擁壁の前 / 猫、クロ / location=餌遣り壁の前,occation=クロが壁の上にいる。歩道の方向を見ている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4-25_19-56-28_000.jpg</text:p>
          </table:table-cell>
          <table:table-cell table:style-name="ce36" office:value-type="string">
            <text:p>:PHOTO 記録用 / @宮前平公園、擁壁の前 / 猫、クロ / location=餌遣り壁の前,occation=クロが壁の上にいる。歩道の方向を見ている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PHOTO 記録用 / @宮前平公園、擁壁の前 / 猫、クロ / location=餌遣り壁の前,occation=クロが壁の上にいる。歩道の方向を見ている">
            <text:p>:PHOTO 記録用 / @宮前平公園、擁壁の前 / 猫、クロ / location=餌遣り壁の前,occation=クロが壁の上にいる。歩道の方向を見ている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4-25_19-56-52_000.jpg</text:p>
          </table:table-cell>
          <table:table-cell table:style-name="ce36" office:value-type="string">
            <text:p>:PHOTO 記録用 / @宮前平公園、擁壁の前 / 猫、クロ / location=餌遣り壁の前,occation=クロが壁の上にいる。歩道の方向を見ている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PHOTO 記録用 / @宮前平公園、擁壁の前 / 猫、クロ / location=餌遣り壁の前,occation=クロが壁の上にいる。歩道の方向を見ている">
            <text:p>:PHOTO 記録用 / @宮前平公園、擁壁の前 / 猫、クロ / location=餌遣り壁の前,occation=クロが壁の上にいる。歩道の方向を見ている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4-25_20-51-02_000.jpg</text:p>
          </table:table-cell>
          <table:table-cell table:style-name="ce27" office:value-type="string">
            <text:p><text:s/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string">
            <text:p>2022-04-26_01-48-05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string">
            <text:p>2022-04-26_01-48-09_000.jpg</text:p>
          </table:table-cell>
          <table:table-cell table:style-name="ce27" office:value-type="string">
            <text:p>-*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-*">
            <text:p>-*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9" office:value-type="string">
            <text:p>2022-04-26_01-56-44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9" office:value-type="string">
            <text:p>2022-04-26_04-19-01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:PHOTO 起きた時刻（夜中） / 2022">
            <text:p>:m :PHOTO 起きた時刻（夜中）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9" office:value-type="string">
            <text:p>2022-04-26_07-35-59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9" office:value-type="string">
            <text:p>2022-04-26_07-39-26_000.jpg</text:p>
          </table:table-cell>
          <table:table-cell table:style-name="ce36" office:value-type="string">
            <text:p>:m :th / topic=思索 / content=土壌に、いま何があるか、見ることもなく、それらを引き抜き、別の苗を植える。その土壌から見れば、殺人に近い。 / lang=ja;cn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:th / topic=思索 / content=土壌に、いま何があるか、見ることもなく、それらを引き抜き、別の苗を植える。その土壌から見れば、殺人に近い。 / lang=ja;cn">
            <text:p>:m :th / topic=思索 / content=土壌に、いま何があるか、見ることもなく、それらを引き抜き、別の苗を植える。その土壌から見れば、殺人に近い。 / lang=ja;cn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string">
            <text:p>2022-04-26_10-26-22_000.jpg</text:p>
          </table:table-cell>
          <table:table-cell table:style-name="ce36" office:value-type="string">
            <text:p>:m RES 1*2 / free# JVEMV6 68#_240:1 / 68. theoretical-physics(tp) / topics=量子力学：ボーア半径,w=~,doc=r-7-A1~1.1.1#7-5,s=~,i=~,other=calc+:量子条件；エネルギーの計算;calc+:(1/n_1^2)と、(1/n_2^2)との、大小比較:found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RES 1*2 / free# JVEMV6 68#_240:1 / 68. theoretical-physics(tp) / topics=量子力学：ボーア半径,w=~,doc=r-7-A1~1.1.1#7-5,s=~,i=~,other=calc+:量子条件；エネルギーの計算;calc+:(1/n_1^2)と、(1/n_2^2)との、大小比較:found+">
            <text:p>:m RES 1*2 / free# JVEMV6 68#_240:1 / 68. theoretical-physics(tp) / topics=量子力学：ボーア半径,w=~,doc=r-7-A1~1.1.1#7-5,s=~,i=~,other=calc+:量子条件；エネルギーの計算;calc+:(1/n_1^2)と、(1/n_2^2)との、大小比較:found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string">
            <text:p>2022-04-26_10-26-40_000.jpg</text:p>
          </table:table-cell>
          <table:table-cell table:style-name="ce36" office:value-type="string">
            <text:p>:m RES 2*2 / free# JVEMV6 68#_240:1 / 68. theoretical-physics(tp) / topics=量子力学：ボーア半径,w=~,doc=r-7-A1~1.1.1#7-5,s=~,i=~,other=diagram:実験。配置図。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m RES 2*2 / free# JVEMV6 68#_240:1 / 68. theoretical-physics(tp) / topics=量子力学：ボーア半径,w=~,doc=r-7-A1~1.1.1#7-5,s=~,i=~,other=diagram:実験。配置図。">
            <text:p>:m RES 2*2 / free# JVEMV6 68#_240:1 / 68. theoretical-physics(tp) / topics=量子力学：ボーア半径,w=~,doc=r-7-A1~1.1.1#7-5,s=~,i=~,other=diagram:実験。配置図。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string">
            <text:p>2022-04-26_12-58-04_000.jpg</text:p>
          </table:table-cell>
          <table:table-cell table:style-name="ce36" office:value-type="string">
            <text:p>:m RES 1*2 / free# JVEMV6 68#_240:2 / 68. theoretical-physics(tp) / topics=量子力学：ボーア半径,w=ゾンマーフェルト；一般座標,doc=r-7-A1~1.1.1#7-6;7-7,s=~,i=~,other=memo+:∮(pdq);SEG+:doc=#7-6.6~d-1:楕円;calc+:(∂H/∂p)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m RES 1*2 / free# JVEMV6 68#_240:2 / 68. theoretical-physics(tp) / topics=量子力学：ボーア半径,w=ゾンマーフェルト；一般座標,doc=r-7-A1~1.1.1#7-6;7-7,s=~,i=~,other=memo+:∮(pdq);SEG+:doc=#7-6.6~d-1:楕円;calc+:(∂H/∂p)">
            <text:p>:m RES 1*2 / free# JVEMV6 68#_240:2 / 68. theoretical-physics(tp) / topics=量子力学：ボーア半径,w=ゾンマーフェルト；一般座標,doc=r-7-A1~1.1.1#7-6;7-7,s=~,i=~,other=memo+:∮(pdq);SEG+:doc=#7-6.6~d-1:楕円;calc+:(∂H/∂p)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9" office:value-type="string">
            <text:p>2022-04-26_12-58-23_000.jpg</text:p>
          </table:table-cell>
          <table:table-cell table:style-name="ce36" office:value-type="string">
            <text:p>:m RES 2*2 / free# JVEMV6 68#_240:2 / 68. theoretical-physics(tp) / topics=量子力学：ボーア半径,w=ゾンマーフェルト；一般座標,doc=r-7-A1~1.1.1#7-6;7-7,s=~,i=~,other=SEG+:doc=#7-6.9~d-1:振動数と、角速度。両者の関係式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RES 2*2 / free# JVEMV6 68#_240:2 / 68. theoretical-physics(tp) / topics=量子力学：ボーア半径,w=ゾンマーフェルト；一般座標,doc=r-7-A1~1.1.1#7-6;7-7,s=~,i=~,other=SEG+:doc=#7-6.9~d-1:振動数と、角速度。両者の関係式">
            <text:p>:m RES 2*2 / free# JVEMV6 68#_240:2 / 68. theoretical-physics(tp) / topics=量子力学：ボーア半径,w=ゾンマーフェルト；一般座標,doc=r-7-A1~1.1.1#7-6;7-7,s=~,i=~,other=SEG+:doc=#7-6.9~d-1:振動数と、角速度。両者の関係式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string">
            <text:p>2022-04-26_13-42-03_000.jpg</text:p>
          </table:table-cell>
          <table:table-cell table:style-name="ce27" office:value-type="string">
            <text:p><text:s/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 :m 食べた物 ">
            <text:p><text:s/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string">
            <text:p>2022-04-26_15-50-17_000.jpg</text:p>
          </table:table-cell>
          <table:table-cell table:style-name="ce36" office:value-type="string">
            <text:p>:m :篠笛,shinobue #*# / memo:song / song-id=s-4 / key=~,page=1,notes=h:7-4`-4`-6-4`-4,other=~ / N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:篠笛,shinobue #*# / memo:song / song-id=s-4 / key=~,page=1,notes=h:7-4`-4`-6-4`-4,other=~ / N~">
            <text:p>:m :篠笛,shinobue #*# / memo:song / song-id=s-4 / key=~,page=1,notes=h:7-4`-4`-6-4`-4,other=~ / N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string">
            <text:p>2022-04-26_15-50-32_000.jpg</text:p>
          </table:table-cell>
          <table:table-cell table:style-name="ce36" office:value-type="string">
            <text:p>:m :篠笛,shinobue #*# / session-memo / s.1~* / content=tips:２０分の中で、甲音、大甲など、各々、５－６分。刺激を与える。筋肉に,other=add:１つのテーマを、１０分ずっと。ではなく</text:p>
          </table:table-cell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:篠笛,shinobue #*# / session-memo / s.1~* / content=tips:２０分の中で、甲音、大甲など、各々、５－６分。刺激を与える。筋肉に,other=add:１つのテーマを、１０分ずっと。ではなく">
            <text:p>:m :篠笛,shinobue #*# / session-memo / s.1~* / content=tips:２０分の中で、甲音、大甲など、各々、５－６分。刺激を与える。筋肉に,other=add:１つのテーマを、１０分ずっと。ではなく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string">
            <text:p>2022-04-26_17-02-21_000.jpg</text:p>
          </table:table-cell>
          <table:table-cell table:style-name="ce36" office:value-type="string">
            <text:p>:m RES 1*1 / free# JVEMV6 68#_240:3 / 68. theoretical-physics(tp) / topics=量子力学,w=モーメント,doc=r-7-A1~1.1.1#7-7,s=~,i=~,other=calc+:等差数列。和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RES 1*1 / free# JVEMV6 68#_240:3 / 68. theoretical-physics(tp) / topics=量子力学,w=モーメント,doc=r-7-A1~1.1.1#7-7,s=~,i=~,other=calc+:等差数列。和">
            <text:p>:m RES 1*1 / free# JVEMV6 68#_240:3 / 68. theoretical-physics(tp) / topics=量子力学,w=モーメント,doc=r-7-A1~1.1.1#7-7,s=~,i=~,other=calc+:等差数列。和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string">
            <text:p>2022-04-26_19-18-58_000.jpg</text:p>
          </table:table-cell>
          <table:table-cell table:style-name="ce36" office:value-type="string">
            <text:p>:m :篠笛,shinobue #*# / memo:song / song-id=23 / picture=~,content=①～③,notes=~,for=~,page=~,key=~,other=from:s-4 / N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:篠笛,shinobue #*# / memo:song / song-id=23 / picture=~,content=①～③,notes=~,for=~,page=~,key=~,other=from:s-4 / N~">
            <text:p>:m :篠笛,shinobue #*# / memo:song / song-id=23 / picture=~,content=①～③,notes=~,for=~,page=~,key=~,other=from:s-4 / N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9" office:value-type="string">
            <text:p>2022-04-26_19-57-10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PHOTO 記録用 / @宮前平公園、擁壁の前 / 猫、クロ / location=階段と、餌遣りの壁の、中間。平らになり始める場所。,occation=クロが、足の周りを動いている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9" office:value-type="string">
            <text:p>2022-04-26_19-57-12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PHOTO 記録用 / @宮前平公園、擁壁の前 / 猫、クロ / location=階段と、餌遣りの壁の、中間。平らになり始める場所。,occation=クロが、足の周りを動いている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9" office:value-type="string">
            <text:p>2022-04-26_19-57-15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20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PHOTO 記録用 / @宮前平公園、擁壁の前 / 猫、クロ / location=階段と、餌遣りの壁の、中間。平らになり始める場所。,occation=クロが、足の周りを動いている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9" office:value-type="string">
            <text:p>2022-04-26_19-57-19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PHOTO 記録用 / @宮前平公園、擁壁の前 / 猫、クロ / location=階段と、餌遣りの壁の、中間。平らになり始める場所。,occation=クロが、足の周りを動いている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9" office:value-type="string">
            <text:p>2022-04-26_19-57-20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PHOTO 記録用 / @宮前平公園、擁壁の前 / 猫、クロ / location=階段と、餌遣りの壁の、中間。平らになり始める場所。,occation=クロが、足の周りを動いている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9" office:value-type="string">
            <text:p>2022-04-26_19-57-22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20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PHOTO 記録用 / @宮前平公園、擁壁の前 / 猫、クロ / location=階段と、餌遣りの壁の、中間。平らになり始める場所。,occation=クロが、足の周りを動いている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9" office:value-type="string">
            <text:p>2022-04-26_19-57-29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PHOTO 記録用 / @宮前平公園、擁壁の前 / 猫、クロ / location=階段と、餌遣りの壁の、中間。平らになり始める場所。,occation=クロが、足の周りを動いている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9" office:value-type="string">
            <text:p>2022-04-26_19-57-32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PHOTO 記録用 / @宮前平公園、擁壁の前 / 猫、クロ / location=階段と、餌遣りの壁の、中間。平らになり始める場所。,occation=クロが、足の周りを動いている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9" office:value-type="string">
            <text:p>2022-04-26_19-57-35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PHOTO 記録用 / @宮前平公園、擁壁の前 / 猫、クロ / location=階段と、餌遣りの壁の、中間。平らになり始める場所。,occation=クロが、足の周りを動いている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9" office:value-type="string">
            <text:p>2022-04-26_19-58-15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PHOTO 記録用 / @宮前平公園、擁壁の前 / 猫、クロ / location=階段と、餌遣りの壁の、中間。平らになり始める場所。,occation=クロが、足の周りを動いている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9" office:value-type="string">
            <text:p>2022-04-26_19-58-16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PHOTO 記録用 / @宮前平公園、擁壁の前 / 猫、クロ / location=階段と、餌遣りの壁の、中間。平らになり始める場所。,occation=クロが、足の周りを動いている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9" office:value-type="string">
            <text:p>2022-04-26_19-58-18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PHOTO 記録用 / @宮前平公園、擁壁の前 / 猫、クロ / location=階段と、餌遣りの壁の、中間。平らになり始める場所。,occation=クロが、足の周りを動いている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4-26_19-58-27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PHOTO 記録用 / @宮前平公園、擁壁の前 / 猫、クロ / location=階段と、餌遣りの壁の、中間。平らになり始める場所。,occation=クロが、足の周りを動いている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4-26_19-58-41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PHOTO 記録用 / @宮前平公園、擁壁の前 / 猫、クロ / location=階段と、餌遣りの壁の、中間。平らになり始める場所。,occation=クロが、足の周りを動いている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9" office:value-type="string">
            <text:p>2022-04-26_19-58-44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string" office:string-value=":PHOTO 記録用 / @宮前平公園、擁壁の前 / 猫、クロ / location=階段と、餌遣りの壁の、中間。平らになり始める場所。,occation=クロが、足の周りを動いている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9" office:value-type="string">
            <text:p>2022-04-26_19-59-09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string" office:string-value=":PHOTO 記録用 / @宮前平公園、擁壁の前 / 猫、クロ / location=階段と、餌遣りの壁の、中間。平らになり始める場所。,occation=クロが、足の周りを動いている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9" office:value-type="string">
            <text:p>2022-04-26_19-59-20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抱き上げている。クロは、周りを見ている。</text:p>
          </table:table-cell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string" office:string-value=":PHOTO 記録用 / @宮前平公園、擁壁の前 / 猫、クロ / location=階段と、餌遣りの壁の、中間。平らになり始める場所。,occation=抱き上げている。クロは、周りを見ている。">
            <text:p>:PHOTO 記録用 / @宮前平公園、擁壁の前 / 猫、クロ / location=階段と、餌遣りの壁の、中間。平らになり始める場所。,occation=抱き上げている。クロは、周りを見ている。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9" office:value-type="string">
            <text:p>2022-04-26_19-59-25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抱き上げている。クロは、周りを見ている。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8]=&quot;&quot;;[.C48];CONCATENATE([.C48];&quot; / &quot;;[.E48]))" office:value-type="string" office:string-value=":PHOTO 記録用 / @宮前平公園、擁壁の前 / 猫、クロ / location=階段と、餌遣りの壁の、中間。平らになり始める場所。,occation=抱き上げている。クロは、周りを見ている。">
            <text:p>:PHOTO 記録用 / @宮前平公園、擁壁の前 / 猫、クロ / location=階段と、餌遣りの壁の、中間。平らになり始める場所。,occation=抱き上げている。クロは、周りを見ている。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9" office:value-type="string">
            <text:p>2022-04-26_19-59-26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抱き上げている。クロは、周りを見ている。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9]=&quot;&quot;;[.C49];CONCATENATE([.C49];&quot; / &quot;;[.E49]))" office:value-type="string" office:string-value=":PHOTO 記録用 / @宮前平公園、擁壁の前 / 猫、クロ / location=階段と、餌遣りの壁の、中間。平らになり始める場所。,occation=抱き上げている。クロは、周りを見ている。">
            <text:p>:PHOTO 記録用 / @宮前平公園、擁壁の前 / 猫、クロ / location=階段と、餌遣りの壁の、中間。平らになり始める場所。,occation=抱き上げている。クロは、周りを見ている。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9" office:value-type="string">
            <text:p>2022-04-26_19-59-31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抱き上げている。クロは、周りを見ている。</text:p>
          </table:table-cell>
          <table:table-cell table:style-name="ce20"/>
          <table:table-cell table:style-name="ce11"/>
          <table:table-cell table:style-name="ce11"/>
          <table:table-cell table:style-name="ce51" table:formula="of:=IF([.E50]=&quot;&quot;;[.C50];CONCATENATE([.C50];&quot; / &quot;;[.E50]))" office:value-type="string" office:string-value=":PHOTO 記録用 / @宮前平公園、擁壁の前 / 猫、クロ / location=階段と、餌遣りの壁の、中間。平らになり始める場所。,occation=抱き上げている。クロは、周りを見ている。">
            <text:p>:PHOTO 記録用 / @宮前平公園、擁壁の前 / 猫、クロ / location=階段と、餌遣りの壁の、中間。平らになり始める場所。,occation=抱き上げている。クロは、周りを見ている。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9" office:value-type="string">
            <text:p>2022-04-26_19-59-39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抱き上げている。クロは、周りを見ている。</text:p>
          </table:table-cell>
          <table:table-cell table:style-name="ce49"/>
          <table:table-cell table:style-name="ce11"/>
          <table:table-cell table:style-name="ce11"/>
          <table:table-cell table:style-name="ce51" table:formula="of:=IF([.E51]=&quot;&quot;;[.C51];CONCATENATE([.C51];&quot; / &quot;;[.E51]))" office:value-type="string" office:string-value=":PHOTO 記録用 / @宮前平公園、擁壁の前 / 猫、クロ / location=階段と、餌遣りの壁の、中間。平らになり始める場所。,occation=抱き上げている。クロは、周りを見ている。">
            <text:p>:PHOTO 記録用 / @宮前平公園、擁壁の前 / 猫、クロ / location=階段と、餌遣りの壁の、中間。平らになり始める場所。,occation=抱き上げている。クロは、周りを見ている。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string">
            <text:p>2022-04-26_20-01-29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抱き上げている。クロは、周りを見ている。</text:p>
          </table:table-cell>
          <table:table-cell table:style-name="ce49"/>
          <table:table-cell table:style-name="ce11"/>
          <table:table-cell table:style-name="ce11"/>
          <table:table-cell table:style-name="ce51" table:formula="of:=IF([.E52]=&quot;&quot;;[.C52];CONCATENATE([.C52];&quot; / &quot;;[.E52]))" office:value-type="string" office:string-value=":PHOTO 記録用 / @宮前平公園、擁壁の前 / 猫、クロ / location=階段と、餌遣りの壁の、中間。平らになり始める場所。,occation=抱き上げている。クロは、周りを見ている。">
            <text:p>:PHOTO 記録用 / @宮前平公園、擁壁の前 / 猫、クロ / location=階段と、餌遣りの壁の、中間。平らになり始める場所。,occation=抱き上げている。クロは、周りを見ている。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string">
            <text:p>2022-04-26_20-01-30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string" office:string-value=":PHOTO 記録用 / @宮前平公園、擁壁の前 / 猫、クロ / location=階段と、餌遣りの壁の、中間。平らになり始める場所。,occation=クロが、足の周りを動いている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9" office:value-type="string">
            <text:p>2022-04-26_20-01-54_000.jpg</text:p>
          </table:table-cell>
          <table:table-cell table:style-name="ce36" office:value-type="string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49"/>
          <table:table-cell table:style-name="ce11"/>
          <table:table-cell table:style-name="ce11"/>
          <table:table-cell table:style-name="ce51" table:formula="of:=IF([.E54]=&quot;&quot;;[.C54];CONCATENATE([.C54];&quot; / &quot;;[.E54]))" office:value-type="string" office:string-value=":PHOTO 記録用 / @宮前平公園、擁壁の前 / 猫、クロ / location=階段と、餌遣りの壁の、中間。平らになり始める場所。,occation=クロが、足の周りを動いている">
            <text:p>:PHOTO 記録用 / @宮前平公園、擁壁の前 / 猫、クロ / location=階段と、餌遣りの壁の、中間。平らになり始める場所。,occation=クロが、足の周りを動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string">
            <text:p>2022-04-26_20-08-00_000.mp4</text:p>
          </table:table-cell>
          <table:table-cell table:style-name="ce29" office:value-type="string">
            <text:p><text:s/>:VIDEO / @宮前平公園、物置小屋の裏 / 記録 / 猫、クロ / location=階段と、餌遣りの壁の、中間。平らになり始める場所。,occation=クロが、足の周りを動いている；座って、周囲を見ている</text:p>
          </table:table-cell>
          <table:table-cell table:style-name="ce49"/>
          <table:table-cell table:style-name="ce11"/>
          <table:table-cell table:style-name="ce11"/>
          <table:table-cell table:style-name="ce51" table:formula="of:=IF([.E55]=&quot;&quot;;[.C55];CONCATENATE([.C55];&quot; / &quot;;[.E55]))" office:value-type="string" office:string-value=" :VIDEO / @宮前平公園、物置小屋の裏 / 記録 / 猫、クロ / location=階段と、餌遣りの壁の、中間。平らになり始める場所。,occation=クロが、足の周りを動いている；座って、周囲を見ている">
            <text:p><text:s/>:VIDEO / @宮前平公園、物置小屋の裏 / 記録 / 猫、クロ / location=階段と、餌遣りの壁の、中間。平らになり始める場所。,occation=クロが、足の周りを動いている；座って、周囲を見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string">
            <text:p>2022-04-26_20-09-41_000.jpg</text:p>
          </table:table-cell>
          <table:table-cell table:style-name="ce36" office:value-type="string">
            <text:p>:PHOTO 記録用 / @宮前平公園、擁壁の前 / 猫、クロ / location=餌遣り壁の前,occation=クロを胸に抱いている</text:p>
          </table:table-cell>
          <table:table-cell table:style-name="ce49"/>
          <table:table-cell table:style-name="ce11"/>
          <table:table-cell table:style-name="ce11"/>
          <table:table-cell table:style-name="ce51" table:formula="of:=IF([.E56]=&quot;&quot;;[.C56];CONCATENATE([.C56];&quot; / &quot;;[.E56]))" office:value-type="string" office:string-value=":PHOTO 記録用 / @宮前平公園、擁壁の前 / 猫、クロ / location=餌遣り壁の前,occation=クロを胸に抱いている">
            <text:p>:PHOTO 記録用 / @宮前平公園、擁壁の前 / 猫、クロ / location=餌遣り壁の前,occation=クロを胸に抱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string">
            <text:p>2022-04-26_20-09-44_000.jpg</text:p>
          </table:table-cell>
          <table:table-cell table:style-name="ce36" office:value-type="string">
            <text:p>:PHOTO 記録用 / @宮前平公園、擁壁の前 / 猫、クロ / location=餌遣り壁の前,occation=クロを胸に抱いている</text:p>
          </table:table-cell>
          <table:table-cell table:style-name="ce49"/>
          <table:table-cell table:style-name="ce11"/>
          <table:table-cell table:style-name="ce11"/>
          <table:table-cell table:style-name="ce51" table:formula="of:=IF([.E57]=&quot;&quot;;[.C57];CONCATENATE([.C57];&quot; / &quot;;[.E57]))" office:value-type="string" office:string-value=":PHOTO 記録用 / @宮前平公園、擁壁の前 / 猫、クロ / location=餌遣り壁の前,occation=クロを胸に抱いている">
            <text:p>:PHOTO 記録用 / @宮前平公園、擁壁の前 / 猫、クロ / location=餌遣り壁の前,occation=クロを胸に抱いている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string">
            <text:p>2022-04-26_21-39-29_000.jpg</text:p>
          </table:table-cell>
          <table:table-cell table:style-name="ce27" office:value-type="string">
            <text:p><text:s/>:m 食べた物 </text:p>
          </table:table-cell>
          <table:table-cell table:style-name="ce49"/>
          <table:table-cell table:style-name="ce11"/>
          <table:table-cell table:style-name="ce11"/>
          <table:table-cell table:style-name="ce51" table:formula="of:=IF([.E58]=&quot;&quot;;[.C58];CONCATENATE([.C58];&quot; / &quot;;[.E58]))" office:value-type="string" office:string-value=" :m 食べた物 ">
            <text:p><text:s/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string">
            <text:p>2022-04-27_01-17-19_000.jpg</text:p>
          </table:table-cell>
          <table:table-cell table:style-name="ce27" office:value-type="string">
            <text:p>:m :PHOTO 寝た時刻 / 2022</text:p>
          </table:table-cell>
          <table:table-cell table:style-name="ce49"/>
          <table:table-cell table:style-name="ce11"/>
          <table:table-cell table:style-name="ce11"/>
          <table:table-cell table:style-name="ce51" table:formula="of:=IF([.E59]=&quot;&quot;;[.C59];CONCATENATE([.C59];&quot; / &quot;;[.E59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string">
            <text:p>2022-04-27_04-11-22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49"/>
          <table:table-cell table:style-name="ce11"/>
          <table:table-cell table:style-name="ce11"/>
          <table:table-cell table:style-name="ce51" table:formula="of:=IF([.E60]=&quot;&quot;;[.C60];CONCATENATE([.C60];&quot; / &quot;;[.E60]))" office:value-type="string" office:string-value=":m :PHOTO 起きた時刻（夜中） / 2022">
            <text:p>:m :PHOTO 起きた時刻（夜中）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string">
            <text:p>2022-04-27_07-45-15_000.jpg</text:p>
          </table:table-cell>
          <table:table-cell table:style-name="ce27" office:value-type="string">
            <text:p>:m :PHOTO 起きた時刻 / 2022</text:p>
          </table:table-cell>
          <table:table-cell table:style-name="ce49"/>
          <table:table-cell table:style-name="ce11"/>
          <table:table-cell table:style-name="ce11"/>
          <table:table-cell table:style-name="ce51" table:formula="of:=IF([.E61]=&quot;&quot;;[.C61];CONCATENATE([.C61];&quot; / &quot;;[.E61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2">
            <text:p>32</text:p>
          </table:table-cell>
          <table:table-cell table:style-name="ce9" office:value-type="string">
            <text:p>2022-04-27_12-48-50_000.jpg</text:p>
          </table:table-cell>
          <table:table-cell table:style-name="ce27" office:value-type="string">
            <text:p><text:s/>:m 食べた物 </text:p>
          </table:table-cell>
          <table:table-cell table:style-name="ce49"/>
          <table:table-cell table:style-name="ce11"/>
          <table:table-cell table:style-name="ce11"/>
          <table:table-cell table:style-name="ce51" table:formula="of:=IF([.E62]=&quot;&quot;;[.C62];CONCATENATE([.C62];&quot; / &quot;;[.E62]))" office:value-type="string" office:string-value=" :m 食べた物 ">
            <text:p><text:s/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9" office:value-type="string">
            <text:p>2022-04-27_17-26-45_000.jpg</text:p>
          </table:table-cell>
          <table:table-cell table:style-name="ce36" office:value-type="string">
            <text:p>:m RES 1-2*4 / free# JVEMV6 68#_241:1 / 68. theoretical-physics(tp) / topics=量子力学：電子。粒子性。波動性,w=屈折の原理,doc=r-7-A1~1.1.1#8-1.2,s=~,i=~,other=memo+:電子のエネルギー。井戸；calc+:-1.1:屈折。角度の比率。計算；calc+:-1.2:定理：入射角と波長。関係式。</text:p>
          </table:table-cell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string" office:string-value=":m RES 1-2*4 / free# JVEMV6 68#_241:1 / 68. theoretical-physics(tp) / topics=量子力学：電子。粒子性。波動性,w=屈折の原理,doc=r-7-A1~1.1.1#8-1.2,s=~,i=~,other=memo+:電子のエネルギー。井戸；calc+:-1.1:屈折。角度の比率。計算；calc+:-1.2:定理：入射角と波長。関係式。">
            <text:p>:m RES 1-2*4 / free# JVEMV6 68#_241:1 / 68. theoretical-physics(tp) / topics=量子力学：電子。粒子性。波動性,w=屈折の原理,doc=r-7-A1~1.1.1#8-1.2,s=~,i=~,other=memo+:電子のエネルギー。井戸；calc+:-1.1:屈折。角度の比率。計算；calc+:-1.2:定理：入射角と波長。関係式。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9" office:value-type="string">
            <text:p>2022-04-27_17-27-07_000.jpg</text:p>
          </table:table-cell>
          <table:table-cell table:style-name="ce36" office:value-type="string">
            <text:p>:m RES 3-4*4 / free# JVEMV6 68#_241:1 / 68. theoretical-physics(tp) / topics=量子力学：電子。粒子性。波動性；問５－１,w=,doc=r-7-A1~1.1.1#8-1.2,s=~,i=~,other=calc+:-1.3:入射角θ_n。エネルギー準位、高さn*Δh。関係。 / N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string" office:string-value=":m RES 3-4*4 / free# JVEMV6 68#_241:1 / 68. theoretical-physics(tp) / topics=量子力学：電子。粒子性。波動性；問５－１,w=,doc=r-7-A1~1.1.1#8-1.2,s=~,i=~,other=calc+:-1.3:入射角θ_n。エネルギー準位、高さn*Δh。関係。 / N+">
            <text:p>:m RES 3-4*4 / free# JVEMV6 68#_241:1 / 68. theoretical-physics(tp) / topics=量子力学：電子。粒子性。波動性；問５－１,w=,doc=r-7-A1~1.1.1#8-1.2,s=~,i=~,other=calc+:-1.3:入射角θ_n。エネルギー準位、高さn*Δh。関係。 / N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number-columns-repeated="2" table:style-name="ce20" office:value-type="string">
            <text:p>*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80]=&quot;&quot;;[.C80];CONCATENATE([.C80];&quot; / &quot;;[.E80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<text:s/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<text:s/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79];&quot;-\*&quot;)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6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7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8">2022/04/28</text:date>, <text:time>10:26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28T10:26:58.42</dc:date>
    <dc:creator>iwabuchi ken</dc:creator>
    <meta:editing-duration>P46DT15H51M45S</meta:editing-duration>
    <meta:editing-cycles>15024</meta:editing-cycles>
    <meta:document-statistic meta:table-count="2" meta:cell-count="587" meta:object-count="0"/>
    <meta:user-defined meta:name="qrichtext">1</meta:user-defined>
  </office:meta>
</office:document-meta>
</file>